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07c1" officeooo:paragraph-rsid="000407c1"/>
    </style:style>
    <style:style style:name="P2" style:family="paragraph" style:parent-style-name="Standard">
      <style:text-properties officeooo:rsid="000407c1" officeooo:paragraph-rsid="0007611b"/>
    </style:style>
    <style:style style:name="P3" style:family="paragraph" style:parent-style-name="Standard">
      <style:text-properties officeooo:rsid="0007611b" officeooo:paragraph-rsid="0007611b"/>
    </style:style>
    <style:style style:name="P4" style:family="paragraph" style:parent-style-name="Standard">
      <style:text-properties officeooo:rsid="00084c45" officeooo:paragraph-rsid="00084c45"/>
    </style:style>
    <style:style style:name="P5" style:family="paragraph" style:parent-style-name="Standard">
      <style:text-properties officeooo:rsid="00088ab8" officeooo:paragraph-rsid="00088ab8"/>
    </style:style>
    <style:style style:name="P6" style:family="paragraph" style:parent-style-name="Standard">
      <style:text-properties officeooo:rsid="000cf34d" officeooo:paragraph-rsid="000cf34d"/>
    </style:style>
    <style:style style:name="P7" style:family="paragraph" style:parent-style-name="Standard">
      <style:text-properties officeooo:rsid="000e6961" officeooo:paragraph-rsid="000e6961"/>
    </style:style>
    <style:style style:name="P8" style:family="paragraph" style:parent-style-name="Preformatted_20_Text">
      <style:text-properties officeooo:rsid="000e6961" officeooo:paragraph-rsid="000e6961"/>
    </style:style>
    <style:style style:name="P9" style:family="paragraph" style:parent-style-name="Preformatted_20_Text">
      <style:text-properties officeooo:rsid="000e6961" officeooo:paragraph-rsid="000f5892"/>
    </style:style>
    <style:style style:name="T1" style:family="text">
      <style:text-properties officeooo:rsid="00058b35"/>
    </style:style>
    <style:style style:name="T2" style:family="text">
      <style:text-properties officeooo:rsid="0007611b"/>
    </style:style>
    <style:style style:name="T3" style:family="text">
      <style:text-properties officeooo:rsid="0009a110"/>
    </style:style>
    <style:style style:name="T4" style:family="text">
      <style:text-properties officeooo:rsid="000ae893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f5892"/>
    </style:style>
    <style:style style:name="T7" style:family="text">
      <style:text-properties officeooo:rsid="0010c7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 container is not running → cannot upgrade MySQL</text:p>
      <text:p text:style-name="P1"/>
      <text:p text:style-name="P1">I am already using the latest MySQL image 8.0.21-1.1.17</text:p>
      <text:p text:style-name="P1"/>
      <text:p text:style-name="P1"><text:span text:style-name="T2">At f</text:span>irst I managed to run a MySQL container following <text:a xlink:type="simple" xlink:href="https://phoenixnap.com/kb/mysql-docker-container" text:style-name="Internet_20_link" text:visited-style-name="Visited_20_Internet_20_Link">this instruction</text:a>. Then I couldn’t find my mount <text:span text:style-name="T2">point</text:span> so I removed my container and tried to re<text:span text:style-name="T2">do </text:span>the steps again.</text:p>
      <text:p text:style-name="P1"/>
      <text:p text:style-name="P3">When I do this, I got the container up and running no problem</text:p>
      <text:p text:style-name="P1">docker run -detach --name=mysql2 --env="MYSQL_ROOT_PASSWORD=<text:span text:style-name="T1">mypassword</text:span>" mysql</text:p>
      <text:p text:style-name="P1"/>
      <text:p text:style-name="P3">But when I add the volume like this</text:p>
      <text:p text:style-name="P1">docker run -detach -it --name=mysql2 --env="MYSQL_ROOT_PASSWORD=mypassword" -v /media/storage/docker/mysql-data:/var/lib/mysql mysql</text:p>
      <text:p text:style-name="P1"/>
      <text:p text:style-name="P1"><text:span text:style-name="T2">the container was created, as it returns the container id. But </text:span>when I docker exec <text:span text:style-name="T2">it</text:span>, I got the error saying that the container is not running. I check<text:span text:style-name="T7">ed</text:span> docker logs mysql2, <text:span text:style-name="T4">below;</text:span></text:p>
      <text:p text:style-name="P1"/>
      <text:p text:style-name="P1"/>
      <text:p text:style-name="P1">2020-08-30 10:34:57+00:00 [Note] [Entrypoint]: Entrypoint script for MySQL Server 8.0.21-1debian10 started.</text:p>
      <text:p text:style-name="P1">2020-08-30 10:34:57+00:00 [Note] [Entrypoint]: Switching to dedicated user 'mysql'</text:p>
      <text:p text:style-name="P1">2020-08-30 10:34:57+00:00 [Note] [Entrypoint]: Entrypoint script for MySQL Server 8.0.21-1debian10 started.</text:p>
      <text:p text:style-name="P1">2020-08-30T10:34:57.918825Z 0 [System] [MY-010116] [Server] /usr/sbin/mysqld (mysqld 8.0.21) starting as process 1</text:p>
      <text:p text:style-name="P1">2020-08-30T10:34:57.948314Z 1 [System] [MY-013576] [InnoDB] InnoDB initialization has started.</text:p>
      <text:p text:style-name="P1">2020-08-30T10:34:58.493115Z 1 [System] [MY-013577] [InnoDB] InnoDB initialization has ended.</text:p>
      <text:p text:style-name="P1">mysqld: Table 'mysql.plugin' doesn't exist</text:p>
      <text:p text:style-name="P1">2020-08-30T10:34:58.717299Z 0 [ERROR] [MY-010735] [Server] Could not open the mysql.plugin table. Please perform the MySQL upgrade procedure.</text:p>
      <text:p text:style-name="P1">2020-08-30T10:34:58.732571Z 0 [System] [MY-011323] [Server] X Plugin ready for connections. Bind-address: '::' port: 33060, socket: /var/run/mysqld/mysqlx.sock</text:p>
      <text:p text:style-name="P1">2020-08-30T10:34:58.796548Z 0 [Warning] [MY-010015] [Repl] Gtid table is not ready to be used. Table 'mysql.gtid_executed' cannot be opened.</text:p>
      <text:p text:style-name="P1">2020-08-30T10:34:58.811917Z 0 [Warning] [MY-000054] [Server] World-writable config file './auto.cnf' is ignored.</text:p>
      <text:p text:style-name="P1">2020-08-30T10:34:58.812917Z 0 [Warning] [MY-010107] [Server] World-writable config file './auto.cnf' has been removed.</text:p>
      <text:p text:style-name="P1">2020-08-30T10:34:58.813615Z 0 [Warning] [MY-010075] [Server] No existing UUID has been found, so we assume that this is the first time that this server has been started. Generating a new UUID: 73e8d8a0-eaac-11ea-a1d6-0242ac110002.</text:p>
      <text:p text:style-name="P1">2020-08-30T10:34:58.831500Z 0 [Warning] [MY-010015] [Repl] Gtid table is not ready to be used. Table 'mysql.gtid_executed' cannot be opened.</text:p>
      <text:p text:style-name="P1">2020-08-30T10:34:58.848952Z 0 [Warning] [MY-013595] [Server] Failed to initialize TLS for channel: mysql_main. See below for the description of exact issue.</text:p>
      <text:p text:style-name="P1">2020-08-30T10:34:58.850440Z 0 [Warning] [MY-010069] [Server] Failed to set up SSL because of the following SSL library error: SSL context is not usable without certificate and private key</text:p>
      <text:p text:style-name="P1">2020-08-30T10:34:58.854324Z 0 [Warning] [MY-010284] [Server] RSA public key file not found: /var/lib/mysql//public_key.pem. Some authentication plugins will not work.</text:p>
      <text:p text:style-name="P1"><text:soft-page-break/>2020-08-30T10:34:58.855602Z 0 [Warning] [MY-010284] [Server] RSA public key file not found: /var/lib/mysql//public_key.pem. Some authentication plugins will not work.</text:p>
      <text:p text:style-name="P1">2020-08-30T10:34:58.864701Z 0 [Warning] [MY-011810] [Server] Insecure configuration for --pid-file: Location '/var/run/mysqld' in the path is accessible to all OS users. Consider choosing a different directory.</text:p>
      <text:p text:style-name="P1">2020-08-30T10:34:58.865907Z 0 [Warning] [MY-010441] [Server] Failed to open optimizer cost constant tables</text:p>
      <text:p text:style-name="P1">2020-08-30T10:34:58.866926Z 0 [ERROR] [MY-013129] [Server] A message intended for a client cannot be sent there as no client-session is attached. Therefore, we're sending the information to the error-log instead: MY-001146 - Table 'mysql.component' doesn't exist</text:p>
      <text:p text:style-name="P1">2020-08-30T10:34:58.867443Z 0 [Warning] [MY-013129] [Server] A message intended for a client cannot be sent there as no client-session is attached. Therefore, we're sending the information to the error-log instead: MY-003543 - The mysql.component table is missing or has an incorrect definition.</text:p>
      <text:p text:style-name="P1">2020-08-30T10:34:58.869445Z 0 [ERROR] [MY-010326] [Server] Fatal error: Can't open and lock privilege tables: Table 'mysql.user' doesn't exist</text:p>
      <text:p text:style-name="P1">2020-08-30T10:34:58.869964Z 0 [ERROR] [MY-010952] [Server] The privilege system failed to initialize correctly. For complete instructions on how to upgrade MySQL to a new version please see the 'Upgrading MySQL' section from the MySQL manual.</text:p>
      <text:p text:style-name="P1">2020-08-30T10:34:58.870939Z 0 [ERROR] [MY-010119] [Server] Aborting</text:p>
      <text:p text:style-name="P1">2020-08-30T10:35:00.296960Z 0 [System] [MY-010910] [Server] /usr/sbin/mysqld: Shutdown complete (mysqld 8.0.21) <text:s/>MySQL Community Server – GPL.</text:p>
      <text:p text:style-name="P1"/>
      <text:p text:style-name="P3">Following the error message, I tried upgrading MySQL (even though I’m using the latest version)</text:p>
      <text:p text:style-name="P4">according to <text:a xlink:type="simple" xlink:href="https://github.com/docker-library/mysql/issues/130" text:style-name="Internet_20_link" text:visited-style-name="Visited_20_Internet_20_Link">this </text:a><text:a xlink:type="simple" xlink:href="https://github.com/docker-library/mysql/issues/130" text:style-name="Internet_20_link" text:visited-style-name="Visited_20_Internet_20_Link"><text:span text:style-name="T3">conversation</text:span></text:a> <text:span text:style-name="T3">and </text:span><text:a xlink:type="simple" xlink:href="https://github.com/ltangvald/docker-library-docs/commit/b98cacf119efc1f5abae6ec0f43ad369e633cc3a" text:style-name="Internet_20_link" text:visited-style-name="Visited_20_Internet_20_Link">readme updates</text:a>.</text:p>
      <text:p text:style-name="P4"/>
      <text:p text:style-name="P4"><text:tab/>We could add a version of that for 5.6 and 5.7, but that pr was 8.0-only since 8.0 <text:span text:style-name="Emphasis">needs</text:span> the <text:tab/>upgrade to be usable, while older versions don't. <text:span text:style-name="T5">We'd also need to start the server without <text:tab/>authentication, since mysql_upgrade needs to log in as an admin user,</text:span> which is a bit iffy. <text:tab/>Might be better to clearly document the upgrade process instead, as doing the upgrade <text:tab/>manually shouldn't be any more complicated than a docker exec mysql_upgrade &amp;&amp; docker <text:tab/>restart command.</text:p>
      <text:p text:style-name="P3"/>
      <text:p text:style-name="P2">docker exec -it mysql2 mysql_upgrade -uroot -p &amp;&amp; docker restart mysql2</text:p>
      <text:p text:style-name="P2"/>
      <text:p text:style-name="P2"><text:span text:style-name="T2">then I got the same </text:span></text:p>
      <text:p text:style-name="P2">Error response from daemon: Container 28497e0f149f65eba………. is not running</text:p>
      <text:p text:style-name="P2"/>
      <text:p text:style-name="P5">it sounds like chicken and egg problem now. Any help appreciated. Thank you.</text:p>
      <text:p text:style-name="P5"/>
      <text:p text:style-name="P5"/>
      <text:p text:style-name="P6">300820</text:p>
      <text:p text:style-name="P6">ติดปัญหาไก่กับไข่ คือ initialize database ไม่ได้ แต่ถ้าอยากให้ทำได้ต้องเข้าไปแก้ mysql แต่เข้าไปแก้ mysql ไม่ได้ เพราะ container is not running แล้วจะให้ทำไงฟะ! </text:p>
      <text:p text:style-name="P6"/>
      <text:p text:style-name="P6">สรุปว่า ณ จุดนี้คือ เพิ่งเรียบลำดับว่ามันมี่กี่ error ตามที่ม่ำบอก แก้ไปทีละอัน ไม่ใช่ upgrade</text:p>
      <text:p text:style-name="P6">เรียงออกมาได้ 9 อัน ไฟล์ที่หายไป</text:p>
      <text:p text:style-name="P6">แล้วจะทำไงกับไฟล์ที่มีไม่ครบนี้ ก็ลบออก ย้ายไปที่อื่น แล้วสั่ง recreate ก็คือ update น่ะแหละ ก็จะได้ไฟล์ที่สมบูรณ์มา แต่แล้วมันต้องลบคอนเทเนอร์ทิ้ง สั่งรันใหม่นี่หว่า แล้วมันจะยังอยู่ได้ยังไงล่ะ ก็ปัญหาเดิมน่ะแหละ </text:p>
      <text:p text:style-name="P6"/>
      <text:p text:style-name="P7">ตอนนี้อะ ถ้าใส่ login นี้ไปแล้ว เข้า root คนนี้อยู่ แล้วจะมีคนมาเข้าอีกไม่ได้</text:p>
      <text:p text:style-name="P7"><text:soft-page-break/>เหมือนกะว่า ต้องให้เปิดแชร์การเข้าถึง</text:p>
      <text:p text:style-name="P7">share mysql unix socket</text:p>
      <text:p text:style-name="P7"/>
      <text:p text:style-name="P7">or connect to it from local machine</text:p>
      <text:p text:style-name="P8"><text:span text:style-name="Source_20_Text">mysql -h localhost -P 3306 --protocol=tcp -u root</text:span></text:p>
      <text:p text:style-name="P8"><text:span text:style-name="Source_20_Text"/></text:p>
      <text:p text:style-name="P8"><text:span text:style-name="Source_20_Text">but that’s not my problem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>connecting from host or not</text:span></text:p>
      <text:p text:style-name="P8"><text:span text:style-name="Source_20_Text">what I want is the correctly mounted volumn</text:span></text:p>
      <text:p text:style-name="P8"><text:span text:style-name="Source_20_Text">and where is it inside the mysql container</text:span></text:p>
      <text:p text:style-name="P8"><text:span text:style-name="Source_20_Text"/></text:p>
      <text:p text:style-name="P8"><text:span text:style-name="Source_20_Text">so that I can input my csv file there</text:span></text:p>
      <text:p text:style-name="P8"><text:span text:style-name="Source_20_Text">to insert data to my Netflix database</text:span></text:p>
      <text:p text:style-name="P8"><text:span text:style-name="Source_20_Text"/></text:p>
      <text:p text:style-name="P8"><text:span text:style-name="Source_20_Text">then I try query</text:span></text:p>
      <text:p text:style-name="P8"><text:span text:style-name="Source_20_Text"/></text:p>
      <text:p text:style-name="P8"><text:span text:style-name="Source_20_Text">then I make a flask container, or React ? I dont know</text:span></text:p>
      <text:p text:style-name="P8"><text:span text:style-name="Source_20_Text">then connect two of them together</text:span></text:p>
      <text:p text:style-name="P8"><text:span text:style-name="Source_20_Text">using docker compose</text:span></text:p>
      <text:p text:style-name="P8"><text:span text:style-name="Source_20_Text"/></text:p>
      <text:p text:style-name="P9"><text:span text:style-name="Source_20_Text"><text:span text:style-name="T6">เข้าใจแล้วถึงคำว่า orchestrate ถึงจะยังไม่ถึง kubernetes แต่ก็เห็นภาพชัดขึ้นมากว่ามันใช้ทำอะไร</text:span></text:span></text:p>
      <text:p text:style-name="P9"><text:span text:style-name="Source_20_Text"><text:span text:style-name="T6">มันมีหลาย component มากขึ้นละ</text:span></text:span></text:p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5:52:47.144663686</meta:creation-date>
    <dc:date>2020-08-31T01:51:01.295391980</dc:date>
    <meta:editing-duration>PT9H47M5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1242" meta:character-count="6461" meta:non-whitespace-character-count="5658"/>
  </office:meta>
</office:document-meta>
</file>